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language="es" fo:country="AR" style:font-size-asian="10.5pt"/>
    </style:style>
    <style:style style:name="P2" style:family="paragraph" style:parent-style-name="Standard">
      <style:paragraph-properties fo:text-align="start" style:justify-single-word="false"/>
      <style:text-properties fo:language="es" fo:country="AR" style:font-size-asian="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Técnico</text:p>
      <text:p text:style-name="P1"/>
      <text:p text:style-name="P2"><text:tab/>En el siguiente texto se explicarán las diferentes decisiones tomadas a la hora de diseñar y programar el simulador.</text:p>
      <text:p text:style-name="P2"/>
      <text:p text:style-name="P2"><text:tab/>Se optó por un patrón MVC. El modelo fue lo primero que se llevó a cabo, con una idea de unirlo luego con una vista hecha en web envez de escritorio. Por los tiempos con los que se llevó la materia, y no extender demasiado el alcance del tp, a último momento se decidió llevar al cabo la versión de escritorio.</text:p>
      <text:p text:style-name="P2"/>
      <text:p text:style-name="P2"><text:tab/>Uno de los inconvenientes con los que nos encontramos fue la falta de una instrucción de código de máquina que resuelva la multiplicación en punto flotante. Esto se resolvió agregando dicha instrucción con un opcode distinto, porque todavía había “lugar”, es decir letras en hexadecimal sin instrucciones designadas.</text:p>
      <text:p text:style-name="P2"/>
      <text:p text:style-name="P2"><text:tab/>Otra decisión que tuvimos que tomar fue en dónde colocar el texto de ayuda en línea, si en un archivo externo o en una clase interna del programa. Se optó por la segunda opción porque como este software está destinado a ser utilizado por alumnos, si de alguna forma se extravía o corrompe el archivo, ellos se quedarían sin lugar al cual recurrir para sacarse dudas. De esta forma queda más robusto el progra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 </meta:initial-creator>
    <meta:creation-date>2014-07-28T23:48:30</meta:creation-date>
    <dc:date>2014-07-29T00:41:32</dc:date>
    <dc:creator>Maxi </dc:creator>
    <meta:editing-duration>PT22M42S</meta:editing-duration>
    <meta:editing-cycles>1</meta:editing-cycles>
    <meta:document-statistic meta:table-count="0" meta:image-count="0" meta:object-count="0" meta:page-count="1" meta:paragraph-count="5" meta:word-count="204" meta:character-count="1171" meta:non-whitespace-character-count="968"/>
    <meta:generator>LibreOffice/3.5$Linux_X86_64 LibreOffice_project/350m1$Build-2</meta:generator>
  </office:meta>
</office:document-meta>
</file>